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4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9b7c6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4043in" svg:height="3.2941in" svg:x="5.3283in" svg:y="0.2299in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453in" svg:x="11.0933in" svg:y="0.2512in">
            <draw:object draw:notify-on-update-of-ranges="Sheet1.A2:Sheet1.A21 Sheet1.C2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the sequence</text:p>
          </table:table-cell>
          <table:table-cell office:value-type="string" calcext:value-type="string">
            <text:p>offline(s)</text:p>
          </table:table-cell>
          <table:table-cell office:value-type="string" calcext:value-type="string">
            <text:p>online(ms)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2" table:style-name="ta1">
        <table:shapes>
          <draw:frame draw:z-index="0" draw:style-name="gr1" draw:text-style-name="P1" svg:width="6.3075in" svg:height="3.5449in" svg:x="2.5465in" svg:y="0.3559in">
            <draw:object draw:notify-on-update-of-ranges="Sheet2.O4:Sheet2.O8 Sheet2.P3:Sheet2.P3 Sheet2.P4:Sheet2.P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3051in" svg:height="3.5453in" svg:x="3.676in" svg:y="8.1567in">
            <draw:object draw:notify-on-update-of-ranges="Sheet2.O43:Sheet2.O47 Sheet2.Q42:Sheet2.Q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47in" svg:height="3.5449in" svg:x="3.6618in" svg:y="4.2354in">
            <draw:object draw:notify-on-update-of-ranges="Sheet2.O3:Sheet2.O7 Sheet2.T3:Sheet2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3051in" svg:height="3.5453in" svg:x="2.0256in" svg:y="15.7803in">
            <draw:object draw:notify-on-update-of-ranges="Sheet2.O95:Sheet2.O104 Sheet2.P93:Sheet2.P93 Sheet2.P94:Sheet2.P103 Sheet2.Q93:Sheet2.Q93 Sheet2.Q94:Sheet2.Q10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6.3051in" svg:height="3.5453in" svg:x="1.6138in" svg:y="22.6307in">
            <draw:object draw:notify-on-update-of-ranges="Sheet2.O95:Sheet2.O10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6.2988in" svg:height="3.5429in" svg:x="2.628in" svg:y="18.4972in">
            <draw:object draw:notify-on-update-of-ranges="Sheet2.O3:Sheet2.O7 Sheet2.T3:Sheet2.T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6.3051in" svg:height="3.5453in" svg:x="2.461in" svg:y="26.1224in">
            <draw:object draw:notify-on-update-of-ranges="Sheet2.S120:Sheet2.S12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6.3055in" svg:height="3.5453in" svg:x="12.0354in" svg:y="25.0874in">
            <draw:object draw:notify-on-update-of-ranges="Sheet2.O119:Sheet2.O124 Sheet2.R119:Sheet2.R124 Sheet2.S119:Sheet2.S1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3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Records=500</text:p>
          </table:table-cell>
          <table:table-cell table:number-columns-repeated="13"/>
          <table:table-cell office:value-type="string" calcext:value-type="string">
            <text:p>sequence length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string" calcext:value-type="string">
            <text:p>secureTopK(s)</text:p>
          </table:table-cell>
          <table:table-cell table:number-columns-repeated="12"/>
          <table:table-cell office:value-type="string" calcext:value-type="string">
            <text:p>Records</text:p>
          </table:table-cell>
          <table:table-cell table:style-name="ce1" office:value-type="string" calcext:value-type="string">
            <text:p>secureTopK(s)</text:p>
          </table:table-cell>
          <table:table-cell table:style-name="ce1" office:value-type="string" calcext:value-type="string">
            <text:p>GC ADDCOMP (times)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min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6" calcext:value-type="float">
            <text:p>6.56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style-name="ce1" office:value-type="float" office:value="21.779" calcext:value-type="float">
            <text:p>21.779</text:p>
          </table:table-cell>
          <table:table-cell table:style-name="ce1" office:value-type="float" office:value="20000945" calcext:value-type="float">
            <text:p>20000945</text:p>
          </table:table-cell>
          <table:table-cell table:style-name="ce1" table:formula="of:=[.Q3]*0.02" office:value-type="float" office:value="400018.9" calcext:value-type="float">
            <text:p>400018.9</text:p>
          </table:table-cell>
          <table:table-cell table:style-name="ce1" table:formula="of:=[.R3]/60/1000" office:value-type="float" office:value="6.66698166666667" calcext:value-type="float">
            <text:p>6.66698166666667</text:p>
          </table:table-cell>
          <table:table-cell table:style-name="ce1" table:formula="of:=[.S3]+[.P3]/60" office:value-type="float" office:value="7.029965" calcext:value-type="float">
            <text:p>7.02996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901" calcext:value-type="float">
            <text:p>20.901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table:style-name="ce1" office:value-type="float" office:value="78.047" calcext:value-type="float">
            <text:p>78.047</text:p>
          </table:table-cell>
          <table:table-cell table:style-name="ce1" office:value-type="float" office:value="80001945" calcext:value-type="float">
            <text:p>80001945</text:p>
          </table:table-cell>
          <table:table-cell table:style-name="ce1" table:formula="of:=[.Q4]*0.02" office:value-type="float" office:value="1600038.9" calcext:value-type="float">
            <text:p>1600038.9</text:p>
          </table:table-cell>
          <table:table-cell table:style-name="ce1" table:formula="of:=[.R4]/60/1000" office:value-type="float" office:value="26.667315" calcext:value-type="float">
            <text:p>26.667315</text:p>
          </table:table-cell>
          <table:table-cell table:style-name="ce1" table:formula="of:=[.S4]+[.P4]/60" office:value-type="float" office:value="27.9680983333333" calcext:value-type="float">
            <text:p>27.96809833333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.881" calcext:value-type="float">
            <text:p>75.881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table:style-name="ce1" office:value-type="float" office:value="165.988" calcext:value-type="float">
            <text:p>165.988</text:p>
          </table:table-cell>
          <table:table-cell table:style-name="ce1" office:value-type="float" office:value="180002945" calcext:value-type="float">
            <text:p>180002945</text:p>
          </table:table-cell>
          <table:table-cell table:style-name="ce1" table:formula="of:=[.Q5]*0.02" office:value-type="float" office:value="3600058.9" calcext:value-type="float">
            <text:p>3600058.9</text:p>
          </table:table-cell>
          <table:table-cell table:style-name="ce1" table:formula="of:=[.R5]/60/1000" office:value-type="float" office:value="60.0009816666667" calcext:value-type="float">
            <text:p>60.0009816666667</text:p>
          </table:table-cell>
          <table:table-cell table:style-name="ce1" table:formula="of:=[.S5]+[.P5]/60" office:value-type="float" office:value="62.7674483333333" calcext:value-type="float">
            <text:p>62.7674483333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8.117" calcext:value-type="float">
            <text:p>158.117</text:p>
          </table:table-cell>
          <table:table-cell table:number-columns-repeated="12"/>
          <table:table-cell office:value-type="float" office:value="400" calcext:value-type="float">
            <text:p>400</text:p>
          </table:table-cell>
          <table:table-cell table:style-name="ce1" office:value-type="float" office:value="293.72" calcext:value-type="float">
            <text:p>293.72</text:p>
          </table:table-cell>
          <table:table-cell table:style-name="ce1" office:value-type="float" office:value="320003945" calcext:value-type="float">
            <text:p>320003945</text:p>
          </table:table-cell>
          <table:table-cell table:style-name="ce1" table:formula="of:=[.Q6]*0.02" office:value-type="float" office:value="6400078.9" calcext:value-type="float">
            <text:p>6400078.9</text:p>
          </table:table-cell>
          <table:table-cell table:style-name="ce1" table:formula="of:=[.R6]/60/1000" office:value-type="float" office:value="106.667981666667" calcext:value-type="float">
            <text:p>106.667981666667</text:p>
          </table:table-cell>
          <table:table-cell table:style-name="ce1" table:formula="of:=[.S6]+[.P6]/60" office:value-type="float" office:value="111.563315" calcext:value-type="float">
            <text:p>111.56331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4.087" calcext:value-type="float">
            <text:p>304.087</text:p>
          </table:table-cell>
          <table:table-cell table:number-columns-repeated="12"/>
          <table:table-cell office:value-type="float" office:value="500" calcext:value-type="float">
            <text:p>500</text:p>
          </table:table-cell>
          <table:table-cell table:style-name="ce1" office:value-type="float" office:value="470.381" calcext:value-type="float">
            <text:p>470.381</text:p>
          </table:table-cell>
          <table:table-cell table:style-name="ce1" office:value-type="float" office:value="500004945" calcext:value-type="float">
            <text:p>500004945</text:p>
          </table:table-cell>
          <table:table-cell table:style-name="ce1" table:formula="of:=[.Q7]*0.02" office:value-type="float" office:value="10000098.9" calcext:value-type="float">
            <text:p>10000098.9</text:p>
          </table:table-cell>
          <table:table-cell table:style-name="ce1" table:formula="of:=[.R7]/60/1000" office:value-type="float" office:value="166.668315" calcext:value-type="float">
            <text:p>166.668315</text:p>
          </table:table-cell>
          <table:table-cell table:style-name="ce1" table:formula="of:=[.S7]+[.P7]/60" office:value-type="float" office:value="174.507998333333" calcext:value-type="float">
            <text:p>174.5079983333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54.106" calcext:value-type="float">
            <text:p>454.106</text:p>
          </table:table-cell>
          <table:table-cell table:number-columns-repeated="10"/>
          <table:table-cell office:value-type="float" office:value="720005945" calcext:value-type="float">
            <text:p>720005945</text:p>
          </table:table-cell>
          <table:table-cell/>
          <table:table-cell table:style-name="Default" office:value-type="float" office:value="600" calcext:value-type="float">
            <text:p>600</text:p>
          </table:table-cell>
          <table:table-cell table:formula="of:=10*60+55+0.664" office:value-type="float" office:value="655.664" calcext:value-type="float">
            <text:p>655.664</text:p>
          </table:table-cell>
          <table:table-cell office:value-type="float" office:value="720005945" calcext:value-type="float">
            <text:p>720005945</text:p>
          </table:table-cell>
          <table:table-cell table:style-name="ce1" table:formula="of:=[.Q8]*0.02" office:value-type="float" office:value="14400118.9" calcext:value-type="float">
            <text:p>14400118.9</text:p>
          </table:table-cell>
          <table:table-cell table:style-name="ce1" table:formula="of:=[.R8]/60/1000" office:value-type="float" office:value="240.001981666667" calcext:value-type="float">
            <text:p>240.001981666667</text:p>
          </table:table-cell>
          <table:table-cell table:style-name="ce1" table:formula="of:=[.S8]+[.P8]/60" office:value-type="float" office:value="250.929715" calcext:value-type="float">
            <text:p>250.929715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office:value-type="float" office:value="700" calcext:value-type="float">
            <text:p>700</text:p>
          </table:table-cell>
          <table:table-cell table:formula="of:=14*60+55+0.725" office:value-type="float" office:value="895.725" calcext:value-type="float">
            <text:p>895.725</text:p>
          </table:table-cell>
          <table:table-cell office:value-type="float" office:value="980006945" calcext:value-type="float">
            <text:p>980006945</text:p>
          </table:table-cell>
          <table:table-cell table:style-name="ce1" table:formula="of:=[.Q9]*0.02" office:value-type="float" office:value="19600138.9" calcext:value-type="float">
            <text:p>19600138.9</text:p>
          </table:table-cell>
          <table:table-cell table:style-name="ce1" table:formula="of:=[.R9]/60/1000" office:value-type="float" office:value="326.668981666667" calcext:value-type="float">
            <text:p>326.668981666667</text:p>
          </table:table-cell>
          <table:table-cell table:style-name="ce1" table:formula="of:=[.S9]+[.P9]/60" office:value-type="float" office:value="341.597731666667" calcext:value-type="float">
            <text:p>341.59773166666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office:value-type="float" office:value="800" calcext:value-type="float">
            <text:p>800</text:p>
          </table:table-cell>
          <table:table-cell table:formula="of:=19*60+51+0.794" office:value-type="float" office:value="1191.794" calcext:value-type="float">
            <text:p>1191.794</text:p>
          </table:table-cell>
          <table:table-cell office:value-type="float" office:value="1280007945" calcext:value-type="float">
            <text:p>1280007945</text:p>
          </table:table-cell>
          <table:table-cell table:style-name="ce1" table:formula="of:=[.Q10]*0.02" office:value-type="float" office:value="25600158.9" calcext:value-type="float">
            <text:p>25600158.9</text:p>
          </table:table-cell>
          <table:table-cell table:style-name="ce1" table:formula="of:=[.R10]/60/1000" office:value-type="float" office:value="426.669315" calcext:value-type="float">
            <text:p>426.669315</text:p>
          </table:table-cell>
          <table:table-cell table:style-name="ce1" table:formula="of:=[.S10]+[.P10]/60" office:value-type="float" office:value="446.532548333333" calcext:value-type="float">
            <text:p>446.53254833333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office:value-type="float" office:value="900" calcext:value-type="float">
            <text:p>900</text:p>
          </table:table-cell>
          <table:table-cell table:formula="of:=24*60+39.143" office:value-type="float" office:value="1479.143" calcext:value-type="float">
            <text:p>1479.143</text:p>
          </table:table-cell>
          <table:table-cell office:value-type="float" office:value="1620008945" calcext:value-type="float">
            <text:p>1620008945</text:p>
          </table:table-cell>
          <table:table-cell table:style-name="ce1" table:formula="of:=[.Q11]*0.02" office:value-type="float" office:value="32400178.9" calcext:value-type="float">
            <text:p>32400178.9</text:p>
          </table:table-cell>
          <table:table-cell table:style-name="ce1" table:formula="of:=[.R11]/60/1000" office:value-type="float" office:value="540.002981666667" calcext:value-type="float">
            <text:p>540.002981666667</text:p>
          </table:table-cell>
          <table:table-cell table:style-name="ce1" table:formula="of:=[.S11]+[.P11]/60" office:value-type="float" office:value="564.655365" calcext:value-type="float">
            <text:p>564.655365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1000" calcext:value-type="float">
            <text:p>1000</text:p>
          </table:table-cell>
          <table:table-cell table:style-name="ce4" office:value-type="float" office:value="1830.388" calcext:value-type="float">
            <text:p>1830.388</text:p>
          </table:table-cell>
          <table:table-cell table:style-name="ce1" office:value-type="float" office:value="2000009945" calcext:value-type="float">
            <text:p>2000009945</text:p>
          </table:table-cell>
          <table:table-cell table:style-name="ce1" table:formula="of:=[.Q12]*0.02" office:value-type="float" office:value="40000198.9" calcext:value-type="float">
            <text:p>40000198.9</text:p>
          </table:table-cell>
          <table:table-cell table:style-name="ce1" table:formula="of:=[.R12]/60/1000" office:value-type="float" office:value="666.669981666667" calcext:value-type="float">
            <text:p>666.669981666667</text:p>
          </table:table-cell>
          <table:table-cell table:style-name="ce1" table:formula="of:=[.S12]+[.P12]/60" office:value-type="float" office:value="697.176448333333" calcext:value-type="float">
            <text:p>697.17644833333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float" office:value="10" calcext:value-type="float">
            <text:p>10</text:p>
          </table:table-cell>
          <table:table-cell office:value-type="float" office:value="1.064" calcext:value-type="float">
            <text:p>1.064</text:p>
          </table:table-cell>
          <table:table-cell office:value-type="float" office:value="200045" calcext:value-type="float">
            <text:p>20004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style-name="ce1" office:value-type="float" office:value="6.348" calcext:value-type="float">
            <text:p>6.348</text:p>
          </table:table-cell>
          <table:table-cell table:style-name="ce1" office:value-type="float" office:value="5000445" calcext:value-type="float">
            <text:p>5000445</text:p>
          </table:table-cell>
          <table:table-cell table:style-name="ce1" table:formula="of:=[.Q15]*0.02" office:value-type="float" office:value="100008.9" calcext:value-type="float">
            <text:p>100008.9</text:p>
          </table:table-cell>
          <table:table-cell table:style-name="ce1" table:formula="of:=[.R15]/60/1000" office:value-type="float" office:value="1.666815" calcext:value-type="float">
            <text:p>1.666815</text:p>
          </table:table-cell>
          <table:table-cell table:style-name="ce1" table:formula="of:=[.P15]/60+[.S15]" office:value-type="float" office:value="1.772615" calcext:value-type="float">
            <text:p>1.772615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Default" office:value-type="float" office:value="30" calcext:value-type="float">
            <text:p>30</text:p>
          </table:table-cell>
          <table:table-cell office:value-type="float" office:value="3.24" calcext:value-type="float">
            <text:p>3.24</text:p>
          </table:table-cell>
          <table:table-cell office:value-type="float" office:value="1800245" calcext:value-type="float">
            <text:p>1800245</text:p>
          </table:table-cell>
          <table:table-cell table:style-name="ce1" table:formula="of:=[.Q16]*0.02" office:value-type="float" office:value="36004.9" calcext:value-type="float">
            <text:p>36004.9</text:p>
          </table:table-cell>
          <table:table-cell table:style-name="ce1" table:formula="of:=[.R16]/60/1000" office:value-type="float" office:value="0.600081666666667" calcext:value-type="float">
            <text:p>0.600081666666667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62" calcext:value-type="float">
            <text:p>62</text:p>
          </table:table-cell>
          <table:table-cell office:value-type="float" office:value="9.258" calcext:value-type="float">
            <text:p>9.258</text:p>
          </table:table-cell>
          <table:table-cell office:value-type="float" office:value="7688565" calcext:value-type="float">
            <text:p>7688565</text:p>
          </table:table-cell>
          <table:table-cell table:style-name="ce1" table:formula="of:=[.Q17]*0.02" office:value-type="float" office:value="153771.3" calcext:value-type="float">
            <text:p>153771.3</text:p>
          </table:table-cell>
          <table:table-cell table:style-name="ce1" table:formula="of:=[.R17]/60/1000" office:value-type="float" office:value="2.562855" calcext:value-type="float">
            <text:p>2.562855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125" calcext:value-type="float">
            <text:p>125</text:p>
          </table:table-cell>
          <table:table-cell office:value-type="float" office:value="33.49" calcext:value-type="float">
            <text:p>33.49</text:p>
          </table:table-cell>
          <table:table-cell office:value-type="float" office:value="31251195" calcext:value-type="float">
            <text:p>31251195</text:p>
          </table:table-cell>
          <table:table-cell table:style-name="ce1" table:formula="of:=[.Q18]*0.02" office:value-type="float" office:value="625023.9" calcext:value-type="float">
            <text:p>625023.9</text:p>
          </table:table-cell>
          <table:table-cell table:style-name="ce1" table:formula="of:=[.R18]/60/1000" office:value-type="float" office:value="10.417065" calcext:value-type="float">
            <text:p>10.417065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250" calcext:value-type="float">
            <text:p>250</text:p>
          </table:table-cell>
          <table:table-cell table:formula="of:=60+52.639" office:value-type="float" office:value="112.639" calcext:value-type="float">
            <text:p>112.639</text:p>
          </table:table-cell>
          <table:table-cell office:value-type="float" office:value="125002445" calcext:value-type="float">
            <text:p>125002445</text:p>
          </table:table-cell>
          <table:table-cell table:style-name="ce1" table:formula="of:=[.Q19]*0.02" office:value-type="float" office:value="2500048.9" calcext:value-type="float">
            <text:p>2500048.9</text:p>
          </table:table-cell>
          <table:table-cell table:style-name="ce1" table:formula="of:=[.R19]/60/1000" office:value-type="float" office:value="41.6674816666667" calcext:value-type="float">
            <text:p>41.6674816666667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string" calcext:value-type="string">
            <text:p><text:s/>SecureEditDistance protocols cost time: 295 ms n1 = 50 n2 = 50 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string" calcext:value-type="string">
            <text:p>GC ADDCOMP used in secureExactEditDistance test : 10000</text:p>
          </table:table-cell>
          <table:table-cell office:value-type="float" office:value="0.0743" calcext:value-type="float">
            <text:p>0.0743</text:p>
          </table:table-cell>
          <table:table-cell office:value-type="string" calcext:value-type="string">
            <text:p>(s)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Default" office:value-type="string" calcext:value-type="string">
            <text:p>each gc 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sequence length =200</text:p>
          </table:table-cell>
          <table:table-cell table:number-columns-repeated="1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spital size</text:p>
          </table:table-cell>
          <table:table-cell office:value-type="string" calcext:value-type="string">
            <text:p>knn (ms)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Default"/>
          <table: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Default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sequence length <text:s/>50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K =10</text:p>
          </table:table-cell>
          <table:table-cell table:style-name="ce1" office:value-type="string" calcext:value-type="string">
            <text:p>Securet top kth query (ms)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office:value-type="string" calcext:value-type="string">
            <text:p>hospital size</text:p>
          </table:table-cell>
          <table:table-cell table:style-name="ce2" office:value-type="float" office:value="4630" calcext:value-type="float">
            <text:p>4630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9774" calcext:value-type="float">
            <text:p>977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float" office:value="20" calcext:value-type="float">
            <text:p>20</text:p>
          </table:table-cell>
          <table:table-cell table:style-name="ce2" office:value-type="float" office:value="14916" calcext:value-type="float">
            <text:p>14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nce length</text:p>
          </table:table-cell>
          <table:table-cell office:value-type="float" office:value="200" calcext:value-type="float">
            <text:p>200</text:p>
          </table:table-cell>
          <table:table-cell table:number-columns-repeated="12"/>
          <table:table-cell table:style-name="Default" office:value-type="float" office:value="30" calcext:value-type="float">
            <text:p>30</text:p>
          </table:table-cell>
          <table:table-cell table:style-name="ce2" office:value-type="float" office:value="20055" calcext:value-type="float">
            <text:p>20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ords=200</text:p>
          </table:table-cell>
          <table:table-cell table:number-columns-repeated="13"/>
          <table:table-cell table:style-name="Default" office:value-type="float" office:value="40" calcext:value-type="float">
            <text:p>40</text:p>
          </table:table-cell>
          <table:table-cell table:style-name="ce2" office:value-type="float" office:value="25175" calcext:value-type="float">
            <text:p>25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 </text:p>
          </table:table-cell>
          <table:table-cell office:value-type="string" calcext:value-type="string">
            <text:p>knn (ms)</text:p>
          </table:table-cell>
          <table:table-cell table:number-columns-repeated="12"/>
          <table:table-cell table:style-name="Default" office:value-type="float" office:value="50" calcext:value-type="float">
            <text:p>50</text:p>
          </table:table-cell>
          <table:table-cell table:style-name="ce2" office:value-type="float" office:value="30342" calcext:value-type="float">
            <text:p>3034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 office:value-type="float" office:value="60" calcext:value-type="float">
            <text:p>60</text:p>
          </table:table-cell>
          <table:table-cell table:style-name="ce2" office:value-type="float" office:value="35481" calcext:value-type="float">
            <text:p>3548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Default" office:value-type="float" office:value="70" calcext:value-type="float">
            <text:p>70</text:p>
          </table:table-cell>
          <table:table-cell table:style-name="ce2" office:value-type="float" office:value="40628" calcext:value-type="float">
            <text:p>4062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float" office:value="80" calcext:value-type="float">
            <text:p>80</text:p>
          </table:table-cell>
          <table:table-cell table:style-name="ce2" office:value-type="float" office:value="45771" calcext:value-type="float">
            <text:p>45771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Default" office:value-type="float" office:value="90" calcext:value-type="float">
            <text:p>90</text:p>
          </table:table-cell>
          <table:table-cell table:style-name="ce2" office:value-type="float" office:value="50918" calcext:value-type="float">
            <text:p>50918</text:p>
          </table:table-cell>
          <table:table-cell table:style-name="ce1" table:formula="of:=[.P42]/1000" office:value-type="float" office:value="50.918" calcext:value-type="float">
            <text:p>50.91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style-name="ce2" office:value-type="float" office:value="102349" calcext:value-type="float">
            <text:p>102349</text:p>
          </table:table-cell>
          <table:table-cell table:style-name="ce1" table:formula="of:=[.P43]/1000" office:value-type="float" office:value="102.349" calcext:value-type="float">
            <text:p>102.349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style-name="ce2" office:value-type="float" office:value="153727" calcext:value-type="float">
            <text:p>153727</text:p>
          </table:table-cell>
          <table:table-cell table:style-name="ce1" table:formula="of:=[.P44]/1000" office:value-type="float" office:value="153.727" calcext:value-type="float">
            <text:p>153.727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style-name="ce2" office:value-type="float" office:value="205128" calcext:value-type="float">
            <text:p>205128</text:p>
          </table:table-cell>
          <table:table-cell table:style-name="ce1" table:formula="of:=[.P45]/1000" office:value-type="float" office:value="205.128" calcext:value-type="float">
            <text:p>205.128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style-name="ce2" office:value-type="float" office:value="256555" calcext:value-type="float">
            <text:p>256555</text:p>
          </table:table-cell>
          <table:table-cell table:style-name="ce1" table:formula="of:=[.P46]/1000" office:value-type="float" office:value="256.555" calcext:value-type="float">
            <text:p>256.55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table:number-columns-repeated="14"/>
          <table:table-cell table:style-name="Default"/>
          <table:table-cell table:style-name="ce1" table:number-columns-repeated="6"/>
          <table:table-cell/>
        </table:table-row>
        <table:table-row table:style-name="ro1">
          <table:table-cell table:number-columns-repeated="14"/>
          <table:table-cell office:value-type="string" calcext:value-type="string">
            <text:p>single thread</text:p>
          </table:table-cell>
          <table:table-cell table:style-name="ce1" table:number-columns-repeated="6"/>
          <table:table-cell/>
        </table:table-row>
        <table:table-row table:style-name="ro1">
          <table:table-cell table:number-columns-repeated="14"/>
          <table:table-cell office:value-type="string" calcext:value-type="string">
            <text:p>K=10</text:p>
          </table:table-cell>
          <table:table-cell table:style-name="ce1" office:value-type="string" calcext:value-type="string">
            <text:p>total time (ms)</text:p>
          </table:table-cell>
          <table:table-cell table:style-name="ce1" office:value-type="string" calcext:value-type="string">
            <text:p>total s</text:p>
          </table:table-cell>
          <table:table-cell table:style-name="ce1" office:value-type="string" calcext:value-type="string">
            <text:p>knn </text:p>
          </table:table-cell>
          <table:table-cell table:style-name="ce1"/>
          <table:table-cell table:style-name="ce1" office:value-type="string" calcext:value-type="string">
            <text:p>1.66 min in cell 9S</text:p>
          </table:table-cell>
          <table:table-cell table:style-name="ce1"/>
          <table:table-cell/>
        </table:table-row>
        <table:table-row table:style-name="ro1">
          <table:table-cell table:number-columns-repeated="14"/>
          <table:table-cell office:value-type="string" calcext:value-type="string">
            <text:p>hospital size</text:p>
          </table:table-cell>
          <table:table-cell table:style-name="ce2" office:value-type="float" office:value="64659" calcext:value-type="float">
            <text:p>64659</text:p>
          </table:table-cell>
          <table:table-cell table:style-name="ce1" table:formula="of:=[.P56]/1000" office:value-type="float" office:value="64.659" calcext:value-type="float">
            <text:p>64.659</text:p>
          </table:table-cell>
          <table:table-cell table:style-name="ce1" table:formula="of:=[.Q56]-[.P33]/1000" office:value-type="float" office:value="60.029" calcext:value-type="float">
            <text:p>60.029</text:p>
          </table:table-cell>
          <table:table-cell table:style-name="ce1" table:formula="of:=[.R56]/[.O57]" office:value-type="float" office:value="6.0029" calcext:value-type="float">
            <text:p>6.0029</text:p>
          </table:table-cell>
          <table:table-cell table:style-name="ce1" table:formula="of:=[.S56]/60+1.66" office:value-type="float" office:value="1.76004833333333" calcext:value-type="float">
            <text:p>1.76004833333333</text:p>
          </table:table-cell>
          <table:table-cell table:style-name="ce1" table:formula="of:=[.T56]*[.O57]" office:value-type="float" office:value="17.6004833333333" calcext:value-type="float">
            <text:p>17.600483333333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style-name="ce2" office:value-type="float" office:value="130735" calcext:value-type="float">
            <text:p>130735</text:p>
          </table:table-cell>
          <table:table-cell table:style-name="ce1" table:formula="of:=[.P57]/1000" office:value-type="float" office:value="130.735" calcext:value-type="float">
            <text:p>130.735</text:p>
          </table:table-cell>
          <table:table-cell table:style-name="ce1" table:formula="of:=[.Q57]-[.P34]/1000" office:value-type="float" office:value="120.961" calcext:value-type="float">
            <text:p>120.961</text:p>
          </table:table-cell>
          <table:table-cell table:style-name="ce1" table:formula="of:=[.R57]/[.O58]" office:value-type="float" office:value="6.04805" calcext:value-type="float">
            <text:p>6.04805</text:p>
          </table:table-cell>
          <table:table-cell table:style-name="ce1" table:formula="of:=[.S57]/60+1.66" office:value-type="float" office:value="1.76080083333333" calcext:value-type="float">
            <text:p>1.76080083333333</text:p>
          </table:table-cell>
          <table:table-cell table:style-name="ce1" table:formula="of:=[.T57]*[.O58]" office:value-type="float" office:value="35.2160166666667" calcext:value-type="float">
            <text:p>35.216016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style-name="ce2" office:value-type="float" office:value="196633" calcext:value-type="float">
            <text:p>196633</text:p>
          </table:table-cell>
          <table:table-cell table:style-name="ce1" table:formula="of:=[.P58]/1000" office:value-type="float" office:value="196.633" calcext:value-type="float">
            <text:p>196.633</text:p>
          </table:table-cell>
          <table:table-cell table:style-name="ce1" table:formula="of:=[.Q58]-[.P35]/1000" office:value-type="float" office:value="181.717" calcext:value-type="float">
            <text:p>181.717</text:p>
          </table:table-cell>
          <table:table-cell table:style-name="ce1" table:formula="of:=[.R58]/[.O59]" office:value-type="float" office:value="6.05723333333333" calcext:value-type="float">
            <text:p>6.05723333333333</text:p>
          </table:table-cell>
          <table:table-cell table:style-name="ce1" table:formula="of:=[.S58]/60+1.66" office:value-type="float" office:value="1.76095388888889" calcext:value-type="float">
            <text:p>1.76095388888889</text:p>
          </table:table-cell>
          <table:table-cell table:style-name="ce1" table:formula="of:=[.T58]*[.O59]" office:value-type="float" office:value="52.8286166666667" calcext:value-type="float">
            <text:p>52.828616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style-name="ce2" office:value-type="float" office:value="259991" calcext:value-type="float">
            <text:p>259991</text:p>
          </table:table-cell>
          <table:table-cell table:style-name="ce1" table:formula="of:=[.P59]/1000" office:value-type="float" office:value="259.991" calcext:value-type="float">
            <text:p>259.991</text:p>
          </table:table-cell>
          <table:table-cell table:style-name="ce1" table:formula="of:=[.Q59]-[.P36]/1000" office:value-type="float" office:value="239.936" calcext:value-type="float">
            <text:p>239.936</text:p>
          </table:table-cell>
          <table:table-cell table:style-name="ce1" table:formula="of:=[.R59]/[.O60]" office:value-type="float" office:value="5.9984" calcext:value-type="float">
            <text:p>5.9984</text:p>
          </table:table-cell>
          <table:table-cell table:style-name="ce1" table:formula="of:=[.S59]/60+1.66" office:value-type="float" office:value="1.75997333333333" calcext:value-type="float">
            <text:p>1.75997333333333</text:p>
          </table:table-cell>
          <table:table-cell table:style-name="ce1" table:formula="of:=[.T59]*[.O60]" office:value-type="float" office:value="70.3989333333333" calcext:value-type="float">
            <text:p>70.398933333333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2" office:value-type="float" office:value="317684" calcext:value-type="float">
            <text:p>317684</text:p>
          </table:table-cell>
          <table:table-cell table:style-name="ce1" table:formula="of:=[.P60]/1000" office:value-type="float" office:value="317.684" calcext:value-type="float">
            <text:p>317.684</text:p>
          </table:table-cell>
          <table:table-cell table:style-name="ce1" table:formula="of:=[.Q60]-[.P37]/1000" office:value-type="float" office:value="292.509" calcext:value-type="float">
            <text:p>292.509</text:p>
          </table:table-cell>
          <table:table-cell table:style-name="ce1" table:formula="of:=[.R60]/[.O61]" office:value-type="float" office:value="5.85018" calcext:value-type="float">
            <text:p>5.85018</text:p>
          </table:table-cell>
          <table:table-cell table:style-name="ce1" table:formula="of:=[.S60]/60+1.66" office:value-type="float" office:value="1.757503" calcext:value-type="float">
            <text:p>1.757503</text:p>
          </table:table-cell>
          <table:table-cell table:style-name="ce1" table:formula="of:=[.T60]*[.O61]" office:value-type="float" office:value="87.87515" calcext:value-type="float">
            <text:p>87.8751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style-name="ce2" office:value-type="float" office:value="381020" calcext:value-type="float">
            <text:p>381020</text:p>
          </table:table-cell>
          <table:table-cell table:style-name="ce1" table:formula="of:=[.P61]/1000" office:value-type="float" office:value="381.02" calcext:value-type="float">
            <text:p>381.02</text:p>
          </table:table-cell>
          <table:table-cell table:style-name="ce1" table:formula="of:=[.Q61]-[.P38]/1000" office:value-type="float" office:value="350.678" calcext:value-type="float">
            <text:p>350.678</text:p>
          </table:table-cell>
          <table:table-cell table:style-name="ce1" table:formula="of:=[.R61]/[.O62]" office:value-type="float" office:value="5.84463333333333" calcext:value-type="float">
            <text:p>5.84463333333333</text:p>
          </table:table-cell>
          <table:table-cell table:style-name="ce1" table:formula="of:=[.S61]/60+1.66" office:value-type="float" office:value="1.75741055555556" calcext:value-type="float">
            <text:p>1.75741055555556</text:p>
          </table:table-cell>
          <table:table-cell table:style-name="ce1" table:formula="of:=[.T61]*[.O62]" office:value-type="float" office:value="105.444633333333" calcext:value-type="float">
            <text:p>105.44463333333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style-name="ce2" office:value-type="float" office:value="455550" calcext:value-type="float">
            <text:p>455550</text:p>
          </table:table-cell>
          <table:table-cell table:style-name="ce1" table:formula="of:=[.P62]/1000" office:value-type="float" office:value="455.55" calcext:value-type="float">
            <text:p>455.55</text:p>
          </table:table-cell>
          <table:table-cell table:style-name="ce1" table:formula="of:=[.Q62]-[.P39]/1000" office:value-type="float" office:value="420.069" calcext:value-type="float">
            <text:p>420.069</text:p>
          </table:table-cell>
          <table:table-cell table:style-name="ce1" table:formula="of:=[.R62]/[.O63]" office:value-type="float" office:value="6.00098571428571" calcext:value-type="float">
            <text:p>6.00098571428571</text:p>
          </table:table-cell>
          <table:table-cell table:style-name="ce1" table:formula="of:=[.S62]/60+1.66" office:value-type="float" office:value="1.76001642857143" calcext:value-type="float">
            <text:p>1.76001642857143</text:p>
          </table:table-cell>
          <table:table-cell table:style-name="ce1" table:formula="of:=[.T62]*[.O63]" office:value-type="float" office:value="123.20115" calcext:value-type="float">
            <text:p>123.2011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style-name="ce2" office:value-type="float" office:value="510236" calcext:value-type="float">
            <text:p>510236</text:p>
          </table:table-cell>
          <table:table-cell table:style-name="ce1" table:formula="of:=[.P63]/1000" office:value-type="float" office:value="510.236" calcext:value-type="float">
            <text:p>510.236</text:p>
          </table:table-cell>
          <table:table-cell table:style-name="ce1" table:formula="of:=[.Q63]-[.P40]/1000" office:value-type="float" office:value="469.608" calcext:value-type="float">
            <text:p>469.608</text:p>
          </table:table-cell>
          <table:table-cell table:style-name="ce1" table:formula="of:=[.R63]/[.O64]" office:value-type="float" office:value="5.8701" calcext:value-type="float">
            <text:p>5.8701</text:p>
          </table:table-cell>
          <table:table-cell table:style-name="ce1" table:formula="of:=[.S63]/60+1.66" office:value-type="float" office:value="1.757835" calcext:value-type="float">
            <text:p>1.757835</text:p>
          </table:table-cell>
          <table:table-cell table:style-name="ce1" table:formula="of:=[.T63]*[.O64]" office:value-type="float" office:value="140.6268" calcext:value-type="float">
            <text:p>140.626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style-name="ce2" office:value-type="float" office:value="565441" calcext:value-type="float">
            <text:p>565441</text:p>
          </table:table-cell>
          <table:table-cell table:style-name="ce1" table:formula="of:=[.P64]/1000" office:value-type="float" office:value="565.441" calcext:value-type="float">
            <text:p>565.441</text:p>
          </table:table-cell>
          <table:table-cell table:style-name="ce1" table:formula="of:=[.Q64]-[.P41]/1000" office:value-type="float" office:value="519.67" calcext:value-type="float">
            <text:p>519.67</text:p>
          </table:table-cell>
          <table:table-cell table:style-name="ce1" table:formula="of:=[.R64]/[.O65]" office:value-type="float" office:value="5.77411111111111" calcext:value-type="float">
            <text:p>5.77411111111111</text:p>
          </table:table-cell>
          <table:table-cell table:style-name="ce1" table:formula="of:=[.S64]/60+1.66" office:value-type="float" office:value="1.75623518518519" calcext:value-type="float">
            <text:p>1.75623518518519</text:p>
          </table:table-cell>
          <table:table-cell table:style-name="ce1" table:formula="of:=[.T64]*[.O65]" office:value-type="float" office:value="158.061166666667" calcext:value-type="float">
            <text:p>158.06116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style-name="ce2" office:value-type="float" office:value="640041" calcext:value-type="float">
            <text:p>640041</text:p>
          </table:table-cell>
          <table:table-cell table:style-name="ce1" table:formula="of:=[.P65]/1000" office:value-type="float" office:value="640.041" calcext:value-type="float">
            <text:p>640.041</text:p>
          </table:table-cell>
          <table:table-cell table:style-name="ce1" table:formula="of:=[.Q65]-[.P42]/1000" office:value-type="float" office:value="589.123" calcext:value-type="float">
            <text:p>589.123</text:p>
          </table:table-cell>
          <table:table-cell table:style-name="ce1" table:formula="of:=[.R65]/[.O66]" office:value-type="float" office:value="5.89123" calcext:value-type="float">
            <text:p>5.89123</text:p>
          </table:table-cell>
          <table:table-cell table:style-name="ce1" table:formula="of:=[.S65]/60+1.66" office:value-type="float" office:value="1.75818716666667" calcext:value-type="float">
            <text:p>1.75818716666667</text:p>
          </table:table-cell>
          <table:table-cell table:style-name="ce1" table:formula="of:=[.T65]*[.O66]" office:value-type="float" office:value="175.818716666667" calcext:value-type="float">
            <text:p>175.81871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style-name="ce2" office:value-type="float" office:value="1282995" calcext:value-type="float">
            <text:p>1282995</text:p>
          </table:table-cell>
          <table:table-cell table:style-name="ce1" table:formula="of:=[.P66]/1000" office:value-type="float" office:value="1282.995" calcext:value-type="float">
            <text:p>1282.995</text:p>
          </table:table-cell>
          <table:table-cell table:style-name="ce1" table:formula="of:=[.Q66]-[.P43]/1000" office:value-type="float" office:value="1180.646" calcext:value-type="float">
            <text:p>1180.646</text:p>
          </table:table-cell>
          <table:table-cell table:style-name="ce1" table:formula="of:=[.R66]/[.O67]" office:value-type="float" office:value="5.90323" calcext:value-type="float">
            <text:p>5.90323</text:p>
          </table:table-cell>
          <table:table-cell table:style-name="ce1" table:formula="of:=[.S66]/60+1.66" office:value-type="float" office:value="1.75838716666667" calcext:value-type="float">
            <text:p>1.75838716666667</text:p>
          </table:table-cell>
          <table:table-cell table:style-name="ce1" table:formula="of:=[.T66]*[.O67]" office:value-type="float" office:value="351.677433333333" calcext:value-type="float">
            <text:p>351.67743333333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style-name="ce2" office:value-type="float" office:value="1925561" calcext:value-type="float">
            <text:p>1925561</text:p>
          </table:table-cell>
          <table:table-cell table:style-name="ce1" table:formula="of:=[.P67]/1000" office:value-type="float" office:value="1925.561" calcext:value-type="float">
            <text:p>1925.561</text:p>
          </table:table-cell>
          <table:table-cell table:style-name="ce1" table:formula="of:=[.Q67]-[.P44]/1000" office:value-type="float" office:value="1771.834" calcext:value-type="float">
            <text:p>1771.834</text:p>
          </table:table-cell>
          <table:table-cell table:style-name="ce1" table:formula="of:=[.R67]/[.O68]" office:value-type="float" office:value="5.90611333333333" calcext:value-type="float">
            <text:p>5.90611333333333</text:p>
          </table:table-cell>
          <table:table-cell table:style-name="ce1" table:formula="of:=[.S67]/60+1.66" office:value-type="float" office:value="1.75843522222222" calcext:value-type="float">
            <text:p>1.75843522222222</text:p>
          </table:table-cell>
          <table:table-cell table:style-name="ce1" table:formula="of:=[.T67]*[.O68]" office:value-type="float" office:value="527.530566666667" calcext:value-type="float">
            <text:p>527.53056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style-name="ce2" office:value-type="float" office:value="2543989" calcext:value-type="float">
            <text:p>2543989</text:p>
          </table:table-cell>
          <table:table-cell table:style-name="ce1" table:formula="of:=[.P68]/1000" office:value-type="float" office:value="2543.989" calcext:value-type="float">
            <text:p>2543.989</text:p>
          </table:table-cell>
          <table:table-cell table:style-name="ce1" table:formula="of:=[.Q68]-[.P45]/1000" office:value-type="float" office:value="2338.861" calcext:value-type="float">
            <text:p>2338.861</text:p>
          </table:table-cell>
          <table:table-cell table:style-name="ce1" table:formula="of:=[.R68]/[.O69]" office:value-type="float" office:value="5.8471525" calcext:value-type="float">
            <text:p>5.8471525</text:p>
          </table:table-cell>
          <table:table-cell table:style-name="ce1" table:formula="of:=[.S68]/60+1.66" office:value-type="float" office:value="1.75745254166667" calcext:value-type="float">
            <text:p>1.75745254166667</text:p>
          </table:table-cell>
          <table:table-cell table:style-name="ce1" table:formula="of:=[.T68]*[.O69]" office:value-type="float" office:value="702.981016666667" calcext:value-type="float">
            <text:p>702.9810166666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style-name="ce2" office:value-type="float" office:value="3155830" calcext:value-type="float">
            <text:p>3155830</text:p>
          </table:table-cell>
          <table:table-cell table:style-name="ce1" table:formula="of:=[.P69]/1000" office:value-type="float" office:value="3155.83" calcext:value-type="float">
            <text:p>3155.83</text:p>
          </table:table-cell>
          <table:table-cell table:style-name="ce1" table:formula="of:=[.Q69]-[.P46]/1000" office:value-type="float" office:value="2899.275" calcext:value-type="float">
            <text:p>2899.275</text:p>
          </table:table-cell>
          <table:table-cell table:style-name="ce1" table:formula="of:=[.R69]/[.O70]" office:value-type="float" office:value="5.79855" calcext:value-type="float">
            <text:p>5.79855</text:p>
          </table:table-cell>
          <table:table-cell table:style-name="ce1" table:formula="of:=[.S69]/60+1.66" office:value-type="float" office:value="1.7566425" calcext:value-type="float">
            <text:p>1.7566425</text:p>
          </table:table-cell>
          <table:table-cell table:style-name="ce1" table:formula="of:=[.T69]*[.O70]" office:value-type="float" office:value="878.32125" calcext:value-type="float">
            <text:p>878.3212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string" calcext:value-type="string">
            <text:p>multithread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string" calcext:value-type="string">
            <text:p>K=10</text:p>
          </table:table-cell>
          <table:table-cell table:number-columns-repeated="7"/>
        </table:table-row>
        <table:table-row table:style-name="ro1">
          <table:table-cell table:number-columns-repeated="9"/>
          <table:table-cell table:formula="of:=[.P56]/[.P74]" office:value-type="float" office:value="1.27537575446763" calcext:value-type="float">
            <text:p>1.27537575446763</text:p>
          </table:table-cell>
          <table:table-cell table:number-columns-repeated="4"/>
          <table:table-cell office:value-type="string" calcext:value-type="string">
            <text:p>hospital size</text:p>
          </table:table-cell>
          <table:table-cell table:style-name="ce4" office:value-type="float" office:value="50698" calcext:value-type="float">
            <text:p>50698</text:p>
          </table:table-cell>
          <table:table-cell table:formula="of:=[.P74]/1000" office:value-type="float" office:value="50.698" calcext:value-type="float">
            <text:p>50.698</text:p>
          </table:table-cell>
          <table:table-cell table:style-name="ce4" office:value-type="float" office:value="4632" calcext:value-type="float">
            <text:p>4632</text:p>
          </table:table-cell>
          <table:table-cell table:formula="of:=[.Q74]-[.R74]/1000" office:value-type="float" office:value="46.066" calcext:value-type="float">
            <text:p>46.066</text:p>
          </table:table-cell>
          <table:table-cell table:formula="of:=[.S74]/[.O75]/[.J74]" office:value-type="float" office:value="3.61195513076293" calcext:value-type="float">
            <text:p>3.61195513076293</text:p>
          </table:table-cell>
          <table:table-cell table:formula="of:=[.T74]/60+1.66" office:value-type="float" office:value="1.72019925217938" calcext:value-type="float">
            <text:p>1.72019925217938</text:p>
          </table:table-cell>
          <table:table-cell table:formula="of:=[.U74]*[.O75]/[.J74]" office:value-type="float" office:value="13.4877838641164" calcext:value-type="float">
            <text:p>13.4877838641164</text:p>
          </table:table-cell>
        </table:table-row>
        <table:table-row table:style-name="ro1">
          <table:table-cell table:number-columns-repeated="9"/>
          <table:table-cell table:formula="of:=[.P57]/[.P75]" office:value-type="float" office:value="1.21841769261596" calcext:value-type="float">
            <text:p>1.2184176926159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" office:value-type="float" office:value="107299" calcext:value-type="float">
            <text:p>107299</text:p>
          </table:table-cell>
          <table:table-cell table:formula="of:=[.P75]/1000" office:value-type="float" office:value="107.299" calcext:value-type="float">
            <text:p>107.299</text:p>
          </table:table-cell>
          <table:table-cell table:style-name="ce4" office:value-type="float" office:value="9775" calcext:value-type="float">
            <text:p>9775</text:p>
          </table:table-cell>
          <table:table-cell table:formula="of:=[.Q75]-[.R75]/1000" office:value-type="float" office:value="97.524" calcext:value-type="float">
            <text:p>97.524</text:p>
          </table:table-cell>
          <table:table-cell table:formula="of:=[.S75]/[.O76]/[.J75]" office:value-type="float" office:value="4.00207583126171" calcext:value-type="float">
            <text:p>4.00207583126171</text:p>
          </table:table-cell>
          <table:table-cell table:formula="of:=[.T75]/60+1.66" office:value-type="float" office:value="1.72670126385436" calcext:value-type="float">
            <text:p>1.72670126385436</text:p>
          </table:table-cell>
          <table:table-cell table:formula="of:=[.U75]*[.O76]/[.J75]" office:value-type="float" office:value="28.3433386484582" calcext:value-type="float">
            <text:p>28.3433386484582</text:p>
          </table:table-cell>
        </table:table-row>
        <table:table-row table:style-name="ro1">
          <table:table-cell table:number-columns-repeated="9"/>
          <table:table-cell table:formula="of:=[.P58]/[.P76]" office:value-type="float" office:value="1.22618201319515" calcext:value-type="float">
            <text:p>1.226182013195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" office:value-type="float" office:value="160362" calcext:value-type="float">
            <text:p>160362</text:p>
          </table:table-cell>
          <table:table-cell table:formula="of:=[.P76]/1000" office:value-type="float" office:value="160.362" calcext:value-type="float">
            <text:p>160.362</text:p>
          </table:table-cell>
          <table:table-cell table:style-name="ce4" office:value-type="float" office:value="14914" calcext:value-type="float">
            <text:p>14914</text:p>
          </table:table-cell>
          <table:table-cell table:formula="of:=[.Q76]-[.R76]/1000" office:value-type="float" office:value="145.448" calcext:value-type="float">
            <text:p>145.448</text:p>
          </table:table-cell>
          <table:table-cell table:formula="of:=[.S76]/[.O77]/[.J76]" office:value-type="float" office:value="3.95395350322682" calcext:value-type="float">
            <text:p>3.95395350322682</text:p>
          </table:table-cell>
          <table:table-cell table:formula="of:=[.T76]/60+1.66" office:value-type="float" office:value="1.72589922505378" calcext:value-type="float">
            <text:p>1.72589922505378</text:p>
          </table:table-cell>
          <table:table-cell table:formula="of:=[.U76]*[.O77]/[.J76]" office:value-type="float" office:value="42.2261753919344" calcext:value-type="float">
            <text:p>42.2261753919344</text:p>
          </table:table-cell>
        </table:table-row>
        <table:table-row table:style-name="ro1">
          <table:table-cell table:number-columns-repeated="9"/>
          <table:table-cell table:formula="of:=[.P59]/[.P77]" office:value-type="float" office:value="1.23216731515666" calcext:value-type="float">
            <text:p>1.23216731515666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" office:value-type="float" office:value="211003" calcext:value-type="float">
            <text:p>211003</text:p>
          </table:table-cell>
          <table:table-cell table:formula="of:=[.P77]/1000" office:value-type="float" office:value="211.003" calcext:value-type="float">
            <text:p>211.003</text:p>
          </table:table-cell>
          <table:table-cell table:style-name="ce4" office:value-type="float" office:value="20061" calcext:value-type="float">
            <text:p>20061</text:p>
          </table:table-cell>
          <table:table-cell table:formula="of:=[.Q77]-[.R77]/1000" office:value-type="float" office:value="190.942" calcext:value-type="float">
            <text:p>190.942</text:p>
          </table:table-cell>
          <table:table-cell table:formula="of:=[.S77]/[.O78]/[.J77]" office:value-type="float" office:value="3.87410860625945" calcext:value-type="float">
            <text:p>3.87410860625945</text:p>
          </table:table-cell>
          <table:table-cell table:formula="of:=[.T77]/60+1.66" office:value-type="float" office:value="1.72456847677099" calcext:value-type="float">
            <text:p>1.72456847677099</text:p>
          </table:table-cell>
          <table:table-cell table:formula="of:=[.U77]*[.O78]/[.J77]" office:value-type="float" office:value="55.9848798310879" calcext:value-type="float">
            <text:p>55.9848798310879</text:p>
          </table:table-cell>
        </table:table-row>
        <table:table-row table:style-name="ro1">
          <table:table-cell table:number-columns-repeated="9"/>
          <table:table-cell table:formula="of:=[.P60]/[.P78]" office:value-type="float" office:value="1.21524313737491" calcext:value-type="float">
            <text:p>1.2152431373749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" office:value-type="float" office:value="261416" calcext:value-type="float">
            <text:p>261416</text:p>
          </table:table-cell>
          <table:table-cell table:formula="of:=[.P78]/1000" office:value-type="float" office:value="261.416" calcext:value-type="float">
            <text:p>261.416</text:p>
          </table:table-cell>
          <table:table-cell table:style-name="ce4" office:value-type="float" office:value="25203" calcext:value-type="float">
            <text:p>25203</text:p>
          </table:table-cell>
          <table:table-cell table:formula="of:=[.Q78]-[.R78]/1000" office:value-type="float" office:value="236.213" calcext:value-type="float">
            <text:p>236.213</text:p>
          </table:table-cell>
          <table:table-cell table:formula="of:=[.S78]/[.O79]/[.J78]" office:value-type="float" office:value="3.88750189546845" calcext:value-type="float">
            <text:p>3.88750189546845</text:p>
          </table:table-cell>
          <table:table-cell table:formula="of:=[.T78]/60+1.66" office:value-type="float" office:value="1.72479169825781" calcext:value-type="float">
            <text:p>1.72479169825781</text:p>
          </table:table-cell>
          <table:table-cell table:formula="of:=[.U78]*[.O79]/[.J78]" office:value-type="float" office:value="70.964881232886" calcext:value-type="float">
            <text:p>70.964881232886</text:p>
          </table:table-cell>
        </table:table-row>
        <table:table-row table:style-name="ro1">
          <table:table-cell table:number-columns-repeated="9"/>
          <table:table-cell table:formula="of:=[.P61]/[.P79]" office:value-type="float" office:value="1.17713572496633" calcext:value-type="float">
            <text:p>1.1771357249663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" office:value-type="float" office:value="323684" calcext:value-type="float">
            <text:p>323684</text:p>
          </table:table-cell>
          <table:table-cell table:formula="of:=[.P79]/1000" office:value-type="float" office:value="323.684" calcext:value-type="float">
            <text:p>323.684</text:p>
          </table:table-cell>
          <table:table-cell table:style-name="ce4" office:value-type="float" office:value="30345" calcext:value-type="float">
            <text:p>30345</text:p>
          </table:table-cell>
          <table:table-cell table:formula="of:=[.Q79]-[.R79]/1000" office:value-type="float" office:value="293.339" calcext:value-type="float">
            <text:p>293.339</text:p>
          </table:table-cell>
          <table:table-cell table:formula="of:=[.S79]/[.O80]/[.J79]" office:value-type="float" office:value="4.15328770475741" calcext:value-type="float">
            <text:p>4.15328770475741</text:p>
          </table:table-cell>
          <table:table-cell table:formula="of:=[.T79]/60+1.66" office:value-type="float" office:value="1.72922146174596" calcext:value-type="float">
            <text:p>1.72922146174596</text:p>
          </table:table-cell>
          <table:table-cell table:formula="of:=[.U79]*[.O80]/[.J79]" office:value-type="float" office:value="88.1404629085788" calcext:value-type="float">
            <text:p>88.1404629085788</text:p>
          </table:table-cell>
        </table:table-row>
        <table:table-row table:style-name="ro1">
          <table:table-cell table:number-columns-repeated="9"/>
          <table:table-cell table:formula="of:=[.P62]/[.P80]" office:value-type="float" office:value="1.24774034511093" calcext:value-type="float">
            <text:p>1.2477403451109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" office:value-type="float" office:value="365100" calcext:value-type="float">
            <text:p>365100</text:p>
          </table:table-cell>
          <table:table-cell table:formula="of:=[.P80]/1000" office:value-type="float" office:value="365.1" calcext:value-type="float">
            <text:p>365.1</text:p>
          </table:table-cell>
          <table:table-cell table:style-name="ce4" office:value-type="float" office:value="35483" calcext:value-type="float">
            <text:p>35483</text:p>
          </table:table-cell>
          <table:table-cell table:formula="of:=[.Q80]-[.R80]/1000" office:value-type="float" office:value="329.617" calcext:value-type="float">
            <text:p>329.617</text:p>
          </table:table-cell>
          <table:table-cell table:formula="of:=[.S80]/[.O81]/[.J80]" office:value-type="float" office:value="3.77387355002587" calcext:value-type="float">
            <text:p>3.77387355002587</text:p>
          </table:table-cell>
          <table:table-cell table:formula="of:=[.T80]/60+1.66" office:value-type="float" office:value="1.72289789250043" calcext:value-type="float">
            <text:p>1.72289789250043</text:p>
          </table:table-cell>
          <table:table-cell table:formula="of:=[.U80]*[.O81]/[.J80]" office:value-type="float" office:value="96.6570111703074" calcext:value-type="float">
            <text:p>96.6570111703074</text:p>
          </table:table-cell>
        </table:table-row>
        <table:table-row table:style-name="ro1">
          <table:table-cell table:number-columns-repeated="9"/>
          <table:table-cell table:formula="of:=[.P63]/[.P81]" office:value-type="float" office:value="1.25187326106905" calcext:value-type="float">
            <text:p>1.2518732610690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" office:value-type="float" office:value="407578" calcext:value-type="float">
            <text:p>407578</text:p>
          </table:table-cell>
          <table:table-cell table:formula="of:=[.P81]/1000" office:value-type="float" office:value="407.578" calcext:value-type="float">
            <text:p>407.578</text:p>
          </table:table-cell>
          <table:table-cell table:style-name="ce4" office:value-type="float" office:value="40627" calcext:value-type="float">
            <text:p>40627</text:p>
          </table:table-cell>
          <table:table-cell table:formula="of:=[.Q81]-[.R81]/1000" office:value-type="float" office:value="366.951" calcext:value-type="float">
            <text:p>366.951</text:p>
          </table:table-cell>
          <table:table-cell table:formula="of:=[.S81]/[.O82]/[.J81]" office:value-type="float" office:value="3.66401906857807" calcext:value-type="float">
            <text:p>3.66401906857807</text:p>
          </table:table-cell>
          <table:table-cell table:formula="of:=[.T81]/60+1.66" office:value-type="float" office:value="1.7210669844763" calcext:value-type="float">
            <text:p>1.7210669844763</text:p>
          </table:table-cell>
          <table:table-cell table:formula="of:=[.U81]*[.O82]/[.J81]" office:value-type="float" office:value="109.983464812186" calcext:value-type="float">
            <text:p>109.983464812186</text:p>
          </table:table-cell>
        </table:table-row>
        <table:table-row table:style-name="ro1">
          <table:table-cell table:number-columns-repeated="9"/>
          <table:table-cell table:formula="of:=[.P64]/[.P82]" office:value-type="float" office:value="1.24150779344249" calcext:value-type="float">
            <text:p>1.24150779344249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" office:value-type="float" office:value="455447" calcext:value-type="float">
            <text:p>455447</text:p>
          </table:table-cell>
          <table:table-cell table:formula="of:=[.P82]/1000" office:value-type="float" office:value="455.447" calcext:value-type="float">
            <text:p>455.447</text:p>
          </table:table-cell>
          <table:table-cell table:style-name="ce4" office:value-type="float" office:value="45754" calcext:value-type="float">
            <text:p>45754</text:p>
          </table:table-cell>
          <table:table-cell table:formula="of:=[.Q82]-[.R82]/1000" office:value-type="float" office:value="409.693" calcext:value-type="float">
            <text:p>409.693</text:p>
          </table:table-cell>
          <table:table-cell table:formula="of:=[.S82]/[.O83]/[.J82]" office:value-type="float" office:value="3.66662575014703" calcext:value-type="float">
            <text:p>3.66662575014703</text:p>
          </table:table-cell>
          <table:table-cell table:formula="of:=[.T82]/60+1.66" office:value-type="float" office:value="1.72111042916912" calcext:value-type="float">
            <text:p>1.72111042916912</text:p>
          </table:table-cell>
          <table:table-cell table:formula="of:=[.U82]*[.O83]/[.J82]" office:value-type="float" office:value="124.767592634848" calcext:value-type="float">
            <text:p>124.767592634848</text:p>
          </table:table-cell>
        </table:table-row>
        <table:table-row table:style-name="ro1">
          <table:table-cell table:number-columns-repeated="9"/>
          <table:table-cell table:formula="of:=[.P65]/[.P83]" office:value-type="float" office:value="1.19524807278594" calcext:value-type="float">
            <text:p>1.1952480727859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" office:value-type="float" office:value="535488" calcext:value-type="float">
            <text:p>535488</text:p>
          </table:table-cell>
          <table:table-cell table:formula="of:=[.P83]/1000" office:value-type="float" office:value="535.488" calcext:value-type="float">
            <text:p>535.488</text:p>
          </table:table-cell>
          <table:table-cell table:style-name="ce4" office:value-type="float" office:value="50906" calcext:value-type="float">
            <text:p>50906</text:p>
          </table:table-cell>
          <table:table-cell table:formula="of:=[.Q83]-[.R83]/1000" office:value-type="float" office:value="484.582" calcext:value-type="float">
            <text:p>484.582</text:p>
          </table:table-cell>
          <table:table-cell table:formula="of:=[.S83]/[.O84]/[.J83]" office:value-type="float" office:value="4.05423786938649" calcext:value-type="float">
            <text:p>4.05423786938649</text:p>
          </table:table-cell>
          <table:table-cell table:formula="of:=[.T83]/60+1.66" office:value-type="float" office:value="1.72757063115644" calcext:value-type="float">
            <text:p>1.72757063115644</text:p>
          </table:table-cell>
          <table:table-cell table:formula="of:=[.U83]*[.O84]/[.J83]" office:value-type="float" office:value="144.536575334502" calcext:value-type="float">
            <text:p>144.536575334502</text:p>
          </table:table-cell>
        </table:table-row>
        <table:table-row table:style-name="ro1">
          <table:table-cell table:number-columns-repeated="9"/>
          <table:table-cell table:formula="of:=[.P66]/[.P84]" office:value-type="float" office:value="1.22641320057813" calcext:value-type="float">
            <text:p>1.2264132005781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style-name="ce4" office:value-type="float" office:value="1046136" calcext:value-type="float">
            <text:p>1046136</text:p>
          </table:table-cell>
          <table:table-cell table:formula="of:=[.P84]/1000" office:value-type="float" office:value="1046.136" calcext:value-type="float">
            <text:p>1046.136</text:p>
          </table:table-cell>
          <table:table-cell table:style-name="ce4" office:value-type="float" office:value="102312" calcext:value-type="float">
            <text:p>102312</text:p>
          </table:table-cell>
          <table:table-cell table:formula="of:=[.Q84]-[.R84]/1000" office:value-type="float" office:value="943.824" calcext:value-type="float">
            <text:p>943.824</text:p>
          </table:table-cell>
          <table:table-cell table:formula="of:=[.S84]/[.O85]/[.J84]" office:value-type="float" office:value="3.84790378787135" calcext:value-type="float">
            <text:p>3.84790378787135</text:p>
          </table:table-cell>
          <table:table-cell table:formula="of:=[.T84]/60+1.66" office:value-type="float" office:value="1.72413172979786" calcext:value-type="float">
            <text:p>1.72413172979786</text:p>
          </table:table-cell>
          <table:table-cell table:formula="of:=[.U84]*[.O85]/[.J84]" office:value-type="float" office:value="281.166531636337" calcext:value-type="float">
            <text:p>281.166531636337</text:p>
          </table:table-cell>
        </table:table-row>
        <table:table-row table:style-name="ro1">
          <table:table-cell table:number-columns-repeated="9"/>
          <table:table-cell table:formula="of:=[.P67]/[.P85]" office:value-type="float" office:value="1.18230570245645" calcext:value-type="float">
            <text:p>1.1823057024564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table:style-name="ce4" office:value-type="float" office:value="1628649" calcext:value-type="float">
            <text:p>1628649</text:p>
          </table:table-cell>
          <table:table-cell table:formula="of:=[.P85]/1000" office:value-type="float" office:value="1628.649" calcext:value-type="float">
            <text:p>1628.649</text:p>
          </table:table-cell>
          <table:table-cell table:style-name="ce4" office:value-type="float" office:value="153714" calcext:value-type="float">
            <text:p>153714</text:p>
          </table:table-cell>
          <table:table-cell table:formula="of:=[.Q85]-[.R85]/1000" office:value-type="float" office:value="1474.935" calcext:value-type="float">
            <text:p>1474.935</text:p>
          </table:table-cell>
          <table:table-cell table:formula="of:=[.S85]/[.O86]/[.J85]" office:value-type="float" office:value="4.15835768176132" calcext:value-type="float">
            <text:p>4.15835768176132</text:p>
          </table:table-cell>
          <table:table-cell table:formula="of:=[.T85]/60+1.66" office:value-type="float" office:value="1.72930596136269" calcext:value-type="float">
            <text:p>1.72930596136269</text:p>
          </table:table-cell>
          <table:table-cell table:formula="of:=[.U85]*[.O86]/[.J85]" office:value-type="float" office:value="438.79665583184" calcext:value-type="float">
            <text:p>438.79665583184</text:p>
          </table:table-cell>
        </table:table-row>
        <table:table-row table:style-name="ro1">
          <table:table-cell table:number-columns-repeated="9"/>
          <table:table-cell table:formula="of:=[.P68]/[.P86]" office:value-type="float" office:value="1.23587842479229" calcext:value-type="float">
            <text:p>1.23587842479229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4" office:value-type="float" office:value="2058446" calcext:value-type="float">
            <text:p>2058446</text:p>
          </table:table-cell>
          <table:table-cell table:formula="of:=[.P86]/1000" office:value-type="float" office:value="2058.446" calcext:value-type="float">
            <text:p>2058.446</text:p>
          </table:table-cell>
          <table:table-cell table:style-name="ce4" office:value-type="float" office:value="205120" calcext:value-type="float">
            <text:p>205120</text:p>
          </table:table-cell>
          <table:table-cell table:formula="of:=[.Q86]-[.R86]/1000" office:value-type="float" office:value="1853.326" calcext:value-type="float">
            <text:p>1853.326</text:p>
          </table:table-cell>
          <table:table-cell table:formula="of:=[.S86]/[.O87]/[.J86]" office:value-type="float" office:value="3.74900549038931" calcext:value-type="float">
            <text:p>3.74900549038931</text:p>
          </table:table-cell>
          <table:table-cell table:formula="of:=[.T86]/60+1.66" office:value-type="float" office:value="1.72248342483982" calcext:value-type="float">
            <text:p>1.72248342483982</text:p>
          </table:table-cell>
          <table:table-cell table:formula="of:=[.U86]*[.O87]/[.J86]" office:value-type="float" office:value="557.492837575608" calcext:value-type="float">
            <text:p>557.492837575608</text:p>
          </table:table-cell>
        </table:table-row>
        <table:table-row table:style-name="ro1">
          <table:table-cell table:number-columns-repeated="9"/>
          <table:table-cell table:formula="of:=[.P69]/[.P87]" office:value-type="float" office:value="1.20879495496268" calcext:value-type="float">
            <text:p>1.20879495496268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style-name="ce4" office:value-type="float" office:value="2610724" calcext:value-type="float">
            <text:p>2610724</text:p>
          </table:table-cell>
          <table:table-cell table:formula="of:=[.P87]/1000" office:value-type="float" office:value="2610.724" calcext:value-type="float">
            <text:p>2610.724</text:p>
          </table:table-cell>
          <table:table-cell table:style-name="ce4" office:value-type="float" office:value="256530" calcext:value-type="float">
            <text:p>256530</text:p>
          </table:table-cell>
          <table:table-cell table:formula="of:=[.Q87]-[.R87]/1000" office:value-type="float" office:value="2354.194" calcext:value-type="float">
            <text:p>2354.194</text:p>
          </table:table-cell>
          <table:table-cell table:formula="of:=[.S87]/[.O88]/[.J87]" office:value-type="float" office:value="3.89510891046476" calcext:value-type="float">
            <text:p>3.89510891046476</text:p>
          </table:table-cell>
          <table:table-cell table:formula="of:=[.T87]/60+1.66" office:value-type="float" office:value="1.72491848184108" calcext:value-type="float">
            <text:p>1.72491848184108</text:p>
          </table:table-cell>
          <table:table-cell table:formula="of:=[.U87]*[.O88]/[.J87]" office:value-type="float" office:value="713.486797227048" calcext:value-type="float">
            <text:p>713.486797227048</text:p>
          </table:table-cell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table:number-columns-repeated="14"/>
          <table:table-cell table:style-name="Default"/>
          <table:table-cell office:value-type="string" calcext:value-type="string">
            <text:p>Single thread</text:p>
          </table:table-cell>
          <table:table-cell office:value-type="string" calcext:value-type="string">
            <text:p>Multiple threads</text:p>
          </table:table-cell>
          <table:table-cell table:number-columns-repeated="2"/>
          <table:table-cell office:value-type="string" calcext:value-type="string">
            <text:p>hospitals</text:p>
          </table:table-cell>
          <table:table-cell office:value-type="string" calcext:value-type="string">
            <text:p>Computation time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hospital size</text:p>
          </table:table-cell>
          <table:table-cell table:style-name="ce1" office:value-type="float" office:value="17.6004833333333" calcext:value-type="float">
            <text:p>17.6004833333333</text:p>
          </table:table-cell>
          <table:table-cell office:value-type="float" office:value="13.4877838641164" calcext:value-type="float">
            <text:p>13.487783864116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.4877838641164" calcext:value-type="float">
            <text:p>13.48778386411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style-name="ce1" office:value-type="float" office:value="35.2160166666667" calcext:value-type="float">
            <text:p>35.2160166666667</text:p>
          </table:table-cell>
          <table:table-cell office:value-type="float" office:value="28.3433386484582" calcext:value-type="float">
            <text:p>28.343338648458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.3433386484582" calcext:value-type="float">
            <text:p>28.343338648458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table:style-name="ce1" office:value-type="float" office:value="52.8286166666667" calcext:value-type="float">
            <text:p>52.8286166666667</text:p>
          </table:table-cell>
          <table:table-cell office:value-type="float" office:value="42.2261753919344" calcext:value-type="float">
            <text:p>42.226175391934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.2261753919344" calcext:value-type="float">
            <text:p>42.22617539193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table:style-name="ce1" office:value-type="float" office:value="70.3989333333333" calcext:value-type="float">
            <text:p>70.3989333333333</text:p>
          </table:table-cell>
          <table:table-cell office:value-type="float" office:value="55.9848798310879" calcext:value-type="float">
            <text:p>55.984879831087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5.9848798310879" calcext:value-type="float">
            <text:p>55.984879831087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table:style-name="ce1" office:value-type="float" office:value="87.87515" calcext:value-type="float">
            <text:p>87.87515</text:p>
          </table:table-cell>
          <table:table-cell office:value-type="float" office:value="70.964881232886" calcext:value-type="float">
            <text:p>70.96488123288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0.964881232886" calcext:value-type="float">
            <text:p>70.96488123288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table:style-name="ce1" office:value-type="float" office:value="105.444633333333" calcext:value-type="float">
            <text:p>105.444633333333</text:p>
          </table:table-cell>
          <table:table-cell office:value-type="float" office:value="88.1404629085788" calcext:value-type="float">
            <text:p>88.140462908578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88.1404629085788" calcext:value-type="float">
            <text:p>88.14046290857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table:style-name="ce1" office:value-type="float" office:value="123.20115" calcext:value-type="float">
            <text:p>123.20115</text:p>
          </table:table-cell>
          <table:table-cell office:value-type="float" office:value="96.6570111703074" calcext:value-type="float">
            <text:p>96.657011170307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.6570111703074" calcext:value-type="float">
            <text:p>96.657011170307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table:style-name="ce1" office:value-type="float" office:value="140.6268" calcext:value-type="float">
            <text:p>140.6268</text:p>
          </table:table-cell>
          <table:table-cell office:value-type="float" office:value="109.983464812186" calcext:value-type="float">
            <text:p>109.98346481218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9.983464812186" calcext:value-type="float">
            <text:p>109.98346481218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table:style-name="ce1" office:value-type="float" office:value="158.061166666667" calcext:value-type="float">
            <text:p>158.061166666667</text:p>
          </table:table-cell>
          <table:table-cell office:value-type="float" office:value="124.767592634848" calcext:value-type="float">
            <text:p>124.76759263484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24.767592634848" calcext:value-type="float">
            <text:p>124.7675926348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0" calcext:value-type="float">
            <text:p>90</text:p>
          </table:table-cell>
          <table:table-cell table:style-name="ce1" office:value-type="float" office:value="175.818716666667" calcext:value-type="float">
            <text:p>175.818716666667</text:p>
          </table:table-cell>
          <table:table-cell office:value-type="float" office:value="144.536575334502" calcext:value-type="float">
            <text:p>144.53657533450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44.536575334502" calcext:value-type="float">
            <text:p>144.53657533450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style-name="ce1" office:value-type="float" office:value="351.677433333333" calcext:value-type="float">
            <text:p>351.677433333333</text:p>
          </table:table-cell>
          <table:table-cell office:value-type="float" office:value="281.166531636337" calcext:value-type="float">
            <text:p>281.16653163633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81.166531636337" calcext:value-type="float">
            <text:p>281.16653163633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0" calcext:value-type="float">
            <text:p>200</text:p>
          </table:table-cell>
          <table:table-cell table:style-name="ce1" office:value-type="float" office:value="527.530566666667" calcext:value-type="float">
            <text:p>527.530566666667</text:p>
          </table:table-cell>
          <table:table-cell office:value-type="float" office:value="438.79665583184" calcext:value-type="float">
            <text:p>438.7966558318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38.79665583184" calcext:value-type="float">
            <text:p>438.7966558318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00" calcext:value-type="float">
            <text:p>300</text:p>
          </table:table-cell>
          <table:table-cell table:style-name="ce1" office:value-type="float" office:value="702.981016666667" calcext:value-type="float">
            <text:p>702.981016666667</text:p>
          </table:table-cell>
          <table:table-cell office:value-type="float" office:value="557.492837575608" calcext:value-type="float">
            <text:p>557.49283757560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57.492837575608" calcext:value-type="float">
            <text:p>557.492837575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00" calcext:value-type="float">
            <text:p>400</text:p>
          </table:table-cell>
          <table:table-cell table:style-name="ce1" office:value-type="float" office:value="878.32125" calcext:value-type="float">
            <text:p>878.32125</text:p>
          </table:table-cell>
          <table:table-cell office:value-type="float" office:value="713.486797227048" calcext:value-type="float">
            <text:p>713.48679722704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3.486797227048" calcext:value-type="float">
            <text:p>713.4867972270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 table:number-rows-repeated="8">
          <table:table-cell table:number-columns-repeated="14"/>
          <table:table-cell table:style-name="Default"/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string" calcext:value-type="string">
            <text:p>Total 1000 records distributed hospital </text:p>
          </table:table-cell>
          <table:table-cell table:number-columns-repeated="7"/>
        </table:table-row>
        <table:table-row table:style-name="ro1">
          <table:table-cell table:number-columns-repeated="14"/>
          <table:table-cell table:style-name="Default" office:value-type="string" calcext:value-type="string">
            <text:p>hospital size</text:p>
          </table:table-cell>
          <table:table-cell office:value-type="string" calcext:value-type="string">
            <text:p>knn time(s)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697.176448333333" calcext:value-type="float">
            <text:p>697.176448333333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ce4" office:value-type="float" office:value="1002.622" calcext:value-type="float">
            <text:p>1002.622</text:p>
          </table:table-cell>
          <table:table-cell table:formula="of:=[.P120]/[.O120]/1.2" office:value-type="float" office:value="417.759166666667" calcext:value-type="float">
            <text:p>417.759166666667</text:p>
          </table:table-cell>
          <table:table-cell table:formula="of:=[.Q120]/60+[.S7]" office:value-type="float" office:value="173.630967777778" calcext:value-type="float">
            <text:p>173.6309677777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ce4" office:value-type="float" office:value="487.665" calcext:value-type="float">
            <text:p>487.665</text:p>
          </table:table-cell>
          <table:table-cell table:formula="of:=[.P121]/[.O121]/1.2" office:value-type="float" office:value="101.596875" calcext:value-type="float">
            <text:p>101.596875</text:p>
          </table:table-cell>
          <table:table-cell table:formula="of:=[.Q121]/60+[.S19]" office:value-type="float" office:value="43.3607629166667" calcext:value-type="float">
            <text:p>43.36076291666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ce4" office:value-type="float" office:value="261.096" calcext:value-type="float">
            <text:p>261.096</text:p>
          </table:table-cell>
          <table:table-cell table:formula="of:=[.P122]/[.O122]/1.2" office:value-type="float" office:value="27.1975" calcext:value-type="float">
            <text:p>27.1975</text:p>
          </table:table-cell>
          <table:table-cell table:formula="of:=[.Q122]/60+[.S18]" office:value-type="float" office:value="10.8703566666667" calcext:value-type="float">
            <text:p>10.87035666666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ce7" office:value-type="float" office:value="134.429" calcext:value-type="float">
            <text:p>134.429</text:p>
          </table:table-cell>
          <table:table-cell table:formula="of:=[.P123]/[.O123]/1.2" office:value-type="float" office:value="7.00151041666667" calcext:value-type="float">
            <text:p>7.00151041666667</text:p>
          </table:table-cell>
          <table:table-cell table:formula="of:=[.Q123]/60+[.S17]" office:value-type="float" office:value="2.67954684027778" calcext:value-type="float">
            <text:p>2.679546840277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table:style-name="ce4" office:value-type="float" office:value="69.374" calcext:value-type="float">
            <text:p>69.374</text:p>
          </table:table-cell>
          <table:table-cell table:formula="of:=[.P124]/[.O124]/1.2" office:value-type="float" office:value="1.80661458333333" calcext:value-type="float">
            <text:p>1.80661458333333</text:p>
          </table:table-cell>
          <table:table-cell table:formula="of:=[.Q124]/60+[.S16]" office:value-type="float" office:value="0.630191909722223" calcext:value-type="float">
            <text:p>0.6301919097222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20:39:51.877479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36:22.288949259</meta:creation-date>
    <dc:date>2022-05-28T20:45:52.356558688</dc:date>
    <meta:editing-duration>PT2H5M55S</meta:editing-duration>
    <meta:editing-cycles>15</meta:editing-cycles>
    <meta:generator>LibreOffice/6.4.7.2$Linux_X86_64 LibreOffice_project/40$Build-2</meta:generator>
    <meta:document-statistic meta:table-count="2" meta:cell-count="588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28cm" svg:height="8.368cm" xlink:href=".." xlink:type="simple" chart:class="chart:scatter" chart:style-name="ch1">
        <chart:title svg:x="4.916cm" svg:y="7.492cm" chart:style-name="ch2">
          <text:p>SSF offline phase</text:p>
        </chart:title>
        <chart:plot-area chart:style-name="ch3" table:cell-range-address="Sheet1.A2:Sheet1.B21" svg:x="0.748cm" svg:y="0.432cm" svg:width="12.478cm" svg:height="6.162cm">
          <chartooo:coordinate-region svg:x="1.555cm" svg:y="0.631cm" svg:width="11.299cm" svg:height="5.316cm"/>
          <chart:axis chart:dimension="x" chart:name="primary-x" chart:style-name="ch4">
            <chart:title svg:x="5.236cm" svg:y="6.761cm" chart:style-name="ch5">
              <text:p>Length of the sequence</text:p>
            </chart:title>
          </chart:axis>
          <chart:axis chart:dimension="y" chart:name="primary-y" chart:style-name="ch4">
            <chart:title svg:x="0cm" svg:y="4.576cm" chart:style-name="ch6">
              <text:p>Time:seconds</text:p>
            </chart:title>
            <chart:grid chart:style-name="ch7" chart:class="major"/>
          </chart:axis>
          <chart:series chart:style-name="ch8" chart:values-cell-range-address="Sheet1.B2:Sheet1.B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46">
                <text:p>46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4.28cm" svg:y="0.066cm" chart:style-name="ch2">
          <text:p>Distributed Model vs Centrazied Model
               (total records = 500)</text:p>
        </chart:title>
        <chart:legend chart:legend-position="top" svg:x="10.33cm" svg:y="1.703cm" style:legend-expansion="custom" chartooo:width="4.808cm" chartooo:height="1.052cm" style:legend-expansion-aspect-ratio="4.57034220532319" chart:style-name="ch3"/>
        <chart:plot-area chart:style-name="ch4" table:cell-range-address="Sheet2.O119:Sheet2.O124 Sheet2.R119:Sheet2.S124" chart:data-source-has-labels="both" svg:x="1.331cm" svg:y="1.098cm" svg:width="14.365cm" svg:height="6.746cm">
          <chartooo:coordinate-region svg:x="2.138cm" svg:y="1.297cm" svg:width="13.558cm" svg:height="5.9cm"/>
          <chart:axis chart:dimension="x" chart:name="primary-x" chart:style-name="ch5" chartooo:axis-type="auto">
            <chartooo:date-scale/>
            <chart:title svg:x="7.781cm" svg:y="8.024cm" chart:style-name="ch6">
              <text:p>Hospitals</text:p>
            </chart:title>
            <chart:categories table:cell-range-address="Sheet2.O119:Sheet2.O124"/>
          </chart:axis>
          <chart:axis chart:dimension="y" chart:name="primary-y" chart:style-name="ch7">
            <chart:title svg:x="0.451cm" svg:y="6.288cm" chart:style-name="ch8">
              <text:p>Computation time (mins)</text:p>
            </chart:title>
            <chart:grid chart:style-name="ch9" chart:class="major"/>
          </chart:axis>
          <chart:series chart:style-name="ch10" chart:values-cell-range-address="Sheet2.R119:Sheet2.R124" loext:label-string="centrized" chart:class="chart:bar">
            <chart:data-point chart:repeated="6"/>
          </chart:series>
          <chart:series chart:style-name="ch11" chart:values-cell-range-address="Sheet2.S119:Sheet2.S124" loext:label-string="distributed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ized</text:p>
              </table:table-cell>
              <table:table-cell office:value-type="string">
                <text:p>distribute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O119:Sheet2.O124</svg:desc>
                </draw:g>
              </table:table-cell>
              <table:table-cell office:value-type="float" office:value="NaN">
                <text:p>NaN</text:p>
                <draw:g>
                  <svg:desc>Sheet2.R119:Sheet2.R124</svg:desc>
                </draw:g>
              </table:table-cell>
              <table:table-cell office:value-type="float" office:value="697.176448333333">
                <text:p>697.176448333333</text:p>
                <draw:g>
                  <svg:desc>Sheet2.S119:Sheet2.S1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3.630967777778">
                <text:p>173.6309677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.3607629166667">
                <text:p>43.36076291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.8703566666667">
                <text:p>10.87035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7954684027778">
                <text:p>2.6795468402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30191909722223">
                <text:p>0.630191909722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5.873cm" svg:y="8.039cm" chart:style-name="ch2">
          <text:p>SSF online phase</text:p>
        </chart:title>
        <chart:plot-area chart:style-name="ch3" table:cell-range-address="Sheet1.A2:Sheet1.A21 Sheet1.C2:Sheet1.C21" svg:x="1.138cm" svg:y="0.32cm" svg:width="14.359cm" svg:height="6.569cm">
          <chartooo:coordinate-region svg:x="1.574cm" svg:y="0.519cm" svg:width="13.551cm" svg:height="5.723cm"/>
          <chart:axis chart:dimension="x" chart:name="primary-x" chart:style-name="ch4">
            <chart:title svg:x="6.566cm" svg:y="7.069cm" chart:style-name="ch5">
              <text:p>Length of the sequence</text:p>
            </chart:title>
          </chart:axis>
          <chart:axis chart:dimension="y" chart:name="primary-y" chart:style-name="ch4">
            <chart:title svg:x="0.258cm" svg:y="4.309cm" chart:style-name="ch6">
              <text:p>Time: ms</text:p>
            </chart:title>
            <chart:grid chart:style-name="ch7" chart:class="major"/>
          </chart:axis>
          <chart:series chart:style-name="ch8" chart:values-cell-range-address="Sheet1.C2:Sheet1.C21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">
                <text:p>2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00">
                <text:p>3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00">
                <text:p>3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">
                <text:p>3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">
                <text:p>3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00">
                <text:p>4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0">
                <text:p>4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00">
                <text:p>4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00">
                <text:p>4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00">
                <text:p>5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00">
                <text:p>5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0">
                <text:p>5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00">
                <text:p>58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style-name="ch1">
        <chart:legend chart:legend-position="end" svg:x="13.646cm" svg:y="4.203cm" style:legend-expansion="high" chart:style-name="ch2"/>
        <chart:plot-area chart:style-name="ch3" table:cell-range-address="Sheet2.O4:Sheet2.P8 Sheet2.P3:Sheet2.P3" chart:data-source-has-labels="row" svg:x="0.32cm" svg:y="0.18cm" svg:width="13.006cm" svg:height="8.645cm">
          <chartooo:coordinate-region svg:x="1.127cm" svg:y="0.379cm" svg:width="11.91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8" chart:label-cell-address="Sheet2.P3:Sheet2.P3" chart:class="chart:scatter">
            <chart:domain table:cell-range-address="Sheet2.O4:Sheet2.O8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21.779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2.O4:Sheet2.O8</svg:desc>
                </draw:g>
              </table:table-cell>
              <table:table-cell office:value-type="float" office:value="78.047">
                <text:p>78.047</text:p>
                <draw:g>
                  <svg:desc>Sheet2.P4:Sheet2.P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165.988">
                <text:p>165.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93.72">
                <text:p>29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70.381">
                <text:p>470.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655.664">
                <text:p>655.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scatter" chart:style-name="ch1">
        <chart:legend chart:legend-position="end" svg:x="13.137cm" svg:y="4.204cm" style:legend-expansion="high" chart:style-name="ch2"/>
        <chart:plot-area chart:style-name="ch3" table:cell-range-address="Sheet2.O43:Sheet2.O47 Sheet2.Q42:Sheet2.Q46" svg:x="0.32cm" svg:y="0.18cm" svg:width="12.497cm" svg:height="8.646cm">
          <chartooo:coordinate-region svg:x="1.127cm" svg:y="0.38cm" svg:width="11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Q42:Sheet2.Q46" chart:class="chart:scatter">
            <chart:domain table:cell-range-address="Sheet2.O43:Sheet2.O4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O43:Sheet2.O47</svg:desc>
                </draw:g>
              </table:table-cell>
              <table:table-cell office:value-type="float" office:value="50.918">
                <text:p>50.918</text:p>
                <draw:g>
                  <svg:desc>Sheet2.Q42:Sheet2.Q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02.349">
                <text:p>102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53.727">
                <text:p>153.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5.128">
                <text:p>205.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6.555">
                <text:p>256.5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scatter" chart:style-name="ch1">
        <chart:legend chart:legend-position="end" svg:x="13.189cm" svg:y="4.203cm" style:legend-expansion="high" chart:style-name="ch2"/>
        <chart:plot-area chart:style-name="ch3" table:cell-range-address="Sheet2.O3:Sheet2.O7 Sheet2.T3:Sheet2.T7" svg:x="0.32cm" svg:y="0.18cm" svg:width="12.549cm" svg:height="8.645cm">
          <chartooo:coordinate-region svg:x="0.941cm" svg:y="0.379cm" svg:width="11.4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T3:Sheet2.T7" chart:class="chart:scatter">
            <chart:domain table:cell-range-address="Sheet2.O3:Sheet2.O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O3:Sheet2.O7</svg:desc>
                </draw:g>
              </table:table-cell>
              <table:table-cell office:value-type="float" office:value="7.029965">
                <text:p>7.029965</text:p>
                <draw:g>
                  <svg:desc>Sheet2.T3:Sheet2.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7.9680983333333">
                <text:p>27.968098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2.7674483333333">
                <text:p>62.76744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11.563315">
                <text:p>111.563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74.507998333333">
                <text:p>174.507998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bar" chart:column-mapping="0" chart:style-name="ch1">
        <chart:title svg:x="4.922cm" svg:y="0.316cm" chart:style-name="ch2">
          <text:p>Secure k-NN Sequence Query</text:p>
        </chart:title>
        <chart:legend chart:legend-position="end" svg:x="2.432cm" svg:y="1.756cm" style:legend-expansion="custom" chartooo:width="4.82cm" chartooo:height="1.449cm" style:legend-expansion-aspect-ratio="3.3264320220842" chart:style-name="ch3"/>
        <chart:plot-area chart:style-name="ch4" table:cell-range-address="Sheet2.O95:Sheet2.O104 Sheet2.P93:Sheet2.Q103" chart:data-source-has-labels="both" svg:x="1.333cm" svg:y="1.275cm" svg:width="13.666cm" svg:height="6.629cm">
          <chartooo:coordinate-region svg:x="2.14cm" svg:y="1.475cm" svg:width="12.859cm" svg:height="5.782cm"/>
          <chart:axis chart:dimension="x" chart:name="primary-x" chart:style-name="ch5" chartooo:axis-type="auto">
            <chartooo:date-scale/>
            <chart:title svg:x="6.918cm" svg:y="8.084cm" chart:style-name="ch6">
              <text:p>Hospital number</text:p>
            </chart:title>
            <chart:categories table:cell-range-address="Sheet2.O95:Sheet2.O104"/>
          </chart:axis>
          <chart:axis chart:dimension="y" chart:name="primary-y" chart:style-name="ch7">
            <chart:title svg:x="0.453cm" svg:y="6.326cm" chart:style-name="ch8">
              <text:p>Computation time (min)</text:p>
            </chart:title>
            <chart:grid chart:style-name="ch9" chart:class="major"/>
          </chart:axis>
          <chart:series chart:style-name="ch10" chart:values-cell-range-address="Sheet2.P94:Sheet2.P103" chart:label-cell-address="Sheet2.P93:Sheet2.P93" chart:class="chart:bar">
            <chart:data-point chart:repeated="10"/>
          </chart:series>
          <chart:series chart:style-name="ch11" chart:values-cell-range-address="Sheet2.Q94:Sheet2.Q103" chart:label-cell-address="Sheet2.Q93:Sheet2.Q93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thread</text:p>
                <draw:g>
                  <svg:desc>Sheet2.P93:Sheet2.P93</svg:desc>
                </draw:g>
              </table:table-cell>
              <table:table-cell office:value-type="string">
                <text:p>Multiple threads</text:p>
                <draw:g>
                  <svg:desc>Sheet2.Q93:Sheet2.Q9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O95:Sheet2.O104</svg:desc>
                </draw:g>
              </table:table-cell>
              <table:table-cell office:value-type="float" office:value="17.6004833333333">
                <text:p>17.6004833333333</text:p>
                <draw:g>
                  <svg:desc>Sheet2.P94:Sheet2.P103</svg:desc>
                </draw:g>
              </table:table-cell>
              <table:table-cell office:value-type="float" office:value="13.4877838641164">
                <text:p>13.4877838641164</text:p>
                <draw:g>
                  <svg:desc>Sheet2.Q94:Sheet2.Q103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.2160166666667">
                <text:p>35.2160166666667</text:p>
              </table:table-cell>
              <table:table-cell office:value-type="float" office:value="28.3433386484582">
                <text:p>28.34333864845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2.8286166666667">
                <text:p>52.8286166666667</text:p>
              </table:table-cell>
              <table:table-cell office:value-type="float" office:value="42.2261753919344">
                <text:p>42.22617539193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.3989333333333">
                <text:p>70.3989333333333</text:p>
              </table:table-cell>
              <table:table-cell office:value-type="float" office:value="55.9848798310879">
                <text:p>55.98487983108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.87515">
                <text:p>87.87515</text:p>
              </table:table-cell>
              <table:table-cell office:value-type="float" office:value="70.964881232886">
                <text:p>70.9648812328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5.444633333333">
                <text:p>105.444633333333</text:p>
              </table:table-cell>
              <table:table-cell office:value-type="float" office:value="88.1404629085788">
                <text:p>88.14046290857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23.20115">
                <text:p>123.20115</text:p>
              </table:table-cell>
              <table:table-cell office:value-type="float" office:value="96.6570111703074">
                <text:p>96.657011170307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0.6268">
                <text:p>140.6268</text:p>
              </table:table-cell>
              <table:table-cell office:value-type="float" office:value="109.983464812186">
                <text:p>109.98346481218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8.061166666667">
                <text:p>158.061166666667</text:p>
              </table:table-cell>
              <table:table-cell office:value-type="float" office:value="124.767592634848">
                <text:p>124.7675926348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5.818716666667">
                <text:p>175.818716666667</text:p>
              </table:table-cell>
              <table:table-cell office:value-type="float" office:value="144.536575334502">
                <text:p>144.5365753345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bar" chart:style-name="ch1">
        <chart:title svg:x="4.922cm" svg:y="0.316cm" chart:style-name="ch2">
          <text:p>Secure k-NN Sequence Query</text:p>
        </chart:title>
        <chart:legend chart:legend-position="end" svg:x="0cm" svg:y="0cm" style:legend-expansion="custom" chartooo:width="0cm" chartooo:height="0cm" style:legend-expansion-aspect-ratio="1" chart:style-name="ch3"/>
        <chart:plot-area chart:style-name="ch4" table:cell-range-address="Sheet2.O95:Sheet2.O104" chart:data-source-has-labels="column" svg:x="1.519cm" svg:y="1.276cm" svg:width="13.48cm" svg:height="6.628cm">
          <chartooo:coordinate-region svg:x="2.14cm" svg:y="1.475cm" svg:width="12.859cm" svg:height="5.782cm"/>
          <chart:axis chart:dimension="x" chart:name="primary-x" chart:style-name="ch5" chartooo:axis-type="auto">
            <chartooo:date-scale/>
            <chart:title svg:x="7.011cm" svg:y="8.084cm" chart:style-name="ch6">
              <text:p>Hospital number</text:p>
            </chart:title>
            <chart:categories table:cell-range-address="Sheet2.O95:Sheet2.O104"/>
          </chart:axis>
          <chart:axis chart:dimension="y" chart:name="primary-y" chart:style-name="ch7">
            <chart:title svg:x="0.639cm" svg:y="6.327cm" chart:style-name="ch8">
              <text:p>Computation time (min)</text:p>
            </chart:title>
            <chart:grid chart:style-name="ch9" chart:class="major"/>
          </chart:axi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6cm" chart:style-name="ch2">
          <text:p>Secure Top-k </text:p>
        </chart:title>
        <chart:legend chart:legend-position="end" svg:x="13.763cm" svg:y="4.201cm" style:legend-expansion="high" chart:style-name="ch3"/>
        <chart:plot-area chart:style-name="ch4" table:cell-range-address="Sheet2.O3:Sheet2.O7 Sheet2.T3:Sheet2.T7" chart:data-source-has-labels="column" svg:x="0.32cm" svg:y="1.275cm" svg:width="13.123cm" svg:height="7.545cm">
          <chartooo:coordinate-region svg:x="1.127cm" svg:y="1.474cm" svg:width="12.316cm" svg:height="6.699cm"/>
          <chart:axis chart:dimension="x" chart:name="primary-x" chart:style-name="ch5" chartooo:axis-type="auto">
            <chartooo:date-scale/>
            <chart:categories table:cell-range-address="Sheet2.O3:Sheet2.O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T3:Sheet2.T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2.O3:Sheet2.O7</svg:desc>
                </draw:g>
              </table:table-cell>
              <table:table-cell office:value-type="float" office:value="7.029965">
                <text:p>7.029965</text:p>
                <draw:g>
                  <svg:desc>Sheet2.T3:Sheet2.T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.9680983333333">
                <text:p>27.968098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2.7674483333333">
                <text:p>62.767448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1.563315">
                <text:p>111.563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4.507998333333">
                <text:p>174.507998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6cm" svg:height="9.006cm" xlink:href=".." xlink:type="simple" chart:class="chart:line" chart:style-name="ch1">
        <chart:title svg:x="4.326cm" svg:y="0.315cm" chart:style-name="ch2">
          <text:p>Distribution model vs Central model 
              (total records =500)</text:p>
        </chart:title>
        <chart:legend chart:legend-position="end" svg:x="0cm" svg:y="0cm" style:legend-expansion="custom" chartooo:width="0cm" chartooo:height="0cm" style:legend-expansion-aspect-ratio="1" chart:style-name="ch3"/>
        <chart:plot-area chart:style-name="ch4" table:cell-range-address="Sheet2.S120:Sheet2.S124" chart:data-source-has-labels="row" svg:x="0.894cm" svg:y="1.629cm" svg:width="14.251cm" svg:height="6.51cm">
          <chartooo:coordinate-region svg:x="1.621cm" svg:y="1.828cm" svg:width="13.43cm" svg:height="5.664cm"/>
          <chart:axis chart:dimension="x" chart:name="primary-x" chart:style-name="ch5">
            <chart:title svg:x="7.327cm" svg:y="8.319cm" chart:style-name="ch6">
              <text:p>Hospital </text:p>
            </chart:title>
          </chart:axis>
          <chart:axis chart:dimension="y" chart:name="primary-y" chart:style-name="ch5">
            <chart:title svg:x="0.014cm" svg:y="5.656cm" chart:style-name="ch7">
              <text:p>time (min)</text:p>
            </chart:title>
            <chart:grid chart:style-name="ch8" chart:class="major"/>
          </chart:axis>
          <chart:series chart:style-name="ch9" chart:values-cell-range-address="Sheet2.S120:Sheet2.S124" loext:label-string="centralized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iz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S120:Sheet2.S1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